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Liberation Serif" fo:letter-spacing="normal" fo:language="es" fo:country="ES" fo:font-style="normal" fo:font-weight="normal"/>
    </style:style>
    <style:style style:name="P2" style:family="paragraph" style:parent-style-name="Standard">
      <style:paragraph-properties fo:text-align="start" style:justify-single-word="false"/>
      <style:text-properties fo:font-style="normal" style:text-underline-style="none"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start" style:justify-single-word="false"/>
      <style:text-properties fo:font-style="italic" style:font-style-asian="italic" style:font-style-complex="italic"/>
    </style:style>
    <style:style style:name="P5" style:family="paragraph" style:parent-style-name="Standard" style:list-style-name="L1">
      <style:text-properties fo:font-variant="normal" fo:text-transform="none" fo:color="#000000" style:font-name="Liberation Serif" fo:letter-spacing="normal" fo:language="es" fo:country="ES" fo:font-style="normal" fo:font-weight="bold" style:font-weight-asian="bold" style:font-weight-complex="bold"/>
    </style:style>
    <style:style style:name="P6" style:family="paragraph" style:parent-style-name="Standard">
      <style:text-properties fo:font-variant="normal" fo:text-transform="none" fo:color="#000000" style:font-name="Liberation Serif" fo:letter-spacing="normal" fo:language="es" fo:country="ES" fo:font-style="normal" fo:font-weight="normal"/>
    </style:style>
    <style:style style:name="P7" style:family="paragraph" style:parent-style-name="Standard" style:list-style-name="L1">
      <style:text-properties fo:font-variant="normal" fo:text-transform="none" fo:color="#000000" style:font-name="Liberation Serif" fo:letter-spacing="normal" fo:language="es" fo:country="ES" fo:font-style="normal" fo:font-weight="normal"/>
    </style:style>
    <style:style style:name="P8" style:family="paragraph" style:parent-style-name="Standard" style:list-style-name="L2">
      <style:text-properties fo:font-variant="normal" fo:text-transform="none" fo:color="#000000" style:font-name="Liberation Serif" fo:letter-spacing="normal" fo:language="es" fo:country="ES" fo:font-style="normal" fo:font-weight="normal"/>
    </style:style>
    <style:style style:name="P9" style:family="paragraph" style:parent-style-name="Standard">
      <style:paragraph-properties fo:text-align="start" style:justify-single-word="false"/>
      <style:text-properties fo:font-variant="normal" fo:text-transform="none" fo:color="#000000" style:font-name="Liberation Serif" fo:letter-spacing="normal" fo:language="es" fo:country="ES" fo:font-style="normal" fo:font-weight="normal" style:font-style-asian="normal" style:font-style-complex="normal"/>
    </style:style>
    <style:style style:name="P10" style:family="paragraph" style:parent-style-name="Standard" style:list-style-name="L3">
      <style:text-properties fo:font-variant="normal" fo:text-transform="none" fo:color="#000000" style:font-name="Liberation Serif" fo:letter-spacing="normal" fo:language="es" fo:country="ES" fo:font-style="normal" fo:font-weight="normal"/>
    </style:style>
    <style:style style:name="P11" style:family="paragraph" style:parent-style-name="Standard">
      <style:paragraph-properties fo:text-align="start" style:justify-single-word="false"/>
      <style:text-properties fo:font-variant="normal" fo:text-transform="none" fo:color="#000000" style:font-name="Liberation Serif" fo:letter-spacing="normal" fo:language="es" fo:country="ES" fo:font-style="italic" fo:font-weight="normal" style:font-style-asian="italic" style:font-style-complex="italic"/>
    </style:style>
    <style:style style:name="P12" style:family="paragraph" style:parent-style-name="Standard" style:list-style-name="L3"/>
    <style:style style:name="T1" style:family="text">
      <style:text-properties fo:font-variant="normal" fo:text-transform="none" fo:color="#000000" style:font-name="Liberation Serif" fo:letter-spacing="normal" fo:language="es" fo:country="ES" fo:font-style="normal" fo:font-weight="normal"/>
    </style:style>
    <style:style style:name="T2" style:family="text">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lcance de variables, saída de bucles e php.ini</text:h>
      <text:h text:style-name="Heading_20_2" text:outline-level="2">Tarefa → Exemplificando con código…</text:h>
      <text:p text:style-name="P1">Mostra código ou capturas que exemplifiquen cada pregunta.</text:p>
      <text:p text:style-name="P1"/>
      <text:list xml:id="list9112233845407907864" text:style-name="L1">
        <text:list-item>
          <text:p text:style-name="P5">Sabes cal é a diferencia entre pasar parámetros por valor ou referencia?</text:p>
          <text:p text:style-name="P7"/>
        </text:list-item>
      </text:list>
      <text:p text:style-name="Standard"><text:span text:style-name="T2">Pasar parámetros por valor</text:span>: Los parámetros pasados a una función se cambian sólo dentro de la función (quedan sin modificarse fuera de ella). Esto es porque nuestro parámetro se almacena inicialmente en un lugar de la memoria (lugar A) para luego, cuando lo pasemos a una función éste parámetro se copiará en una nueva localización (lugar B). Así es como la función sólo aplicará modificaciones en el parámetro de la nueva localización (lugar B) y dejará sin tocar el parámetro inicial (lugar A) fuera de la función.</text:p>
      <text:p text:style-name="Standard"/>
      <text:p text:style-name="Standard">// Programa para sumar una unidad a nuestra edad actual</text:p>
      <text:p text:style-name="Standard"/>
      <text:p text:style-name="P3">&lt;?php</text:p>
      <text:p text:style-name="P3"><text:s text:c="4"/>$edad = 29; // Pondremos nuestra edad: 29</text:p>
      <text:p text:style-name="P3"><text:s text:c="4"/>function sumarUno ($edad) { // Creamos función para sumar una unidad a nuestra edad</text:p>
      <text:p text:style-name="P3"><text:s text:c="8"/>$edad = $edad + 1;</text:p>
      <text:p text:style-name="P3"><text:s text:c="8"/></text:p>
      <text:p text:style-name="P3"><text:s text:c="8"/>}</text:p>
      <text:p text:style-name="P3">sumarUno($edad); // Ejecutamos función </text:p>
      <text:p text:style-name="P3">echo $edad; // Imprimimos nuestra edad fuera de la función</text:p>
      <text:p text:style-name="P3"/>
      <text:p text:style-name="P3">?&gt;</text:p>
      <text:p text:style-name="Standard"/>
      <text:p text:style-name="Standard">Esto nos dará como edad “29”, pues al pasar nuestro parámetro por valor sólo queda modificado dentro de la función. Podemos comprobarlo añadiendo “echo $edad” dentro de la función, debajo de la cuarta linea para ver imprime“30”, al contrario que fuera de la función.<text:line-break/></text:p>
      <text:p text:style-name="Standard"/>
      <text:p text:style-name="Standard"><text:line-break/><text:span text:style-name="T2">Por referencia:</text:span> (&amp;$variable) Los parámetros pasados a la función quedan modificados tanto dentro como fuera de la función. El parámetro queda almacenado en un sólo lugar (lugar A) al que accederá también la función, quedando así nuestro parámetro modificado en su origen.</text:p>
      <text:p text:style-name="Standard"/>
      <text:p text:style-name="Standard">// Programa para sumar una unidad a nuestra edad y que persista fuera de la función</text:p>
      <text:p text:style-name="Standard">Ejecutaremos el mismo programa anteriormente citado añadiendo un sólo &amp; en nuestro parámetro de la línea 3</text:p>
      <text:p text:style-name="Standard">“function sumarUno (&amp;$edad) {“</text:p>
      <text:p text:style-name="Standard">El echo nos imprimirá 30 tanto dentro como fuera de la función, pues quedará cambiada nuestra edad en ambos casos.</text:p>
      <text:p text:style-name="Standard"/>
      <text:p text:style-name="Standard"/>
      <text:p text:style-name="Standard"/>
      <text:p text:style-name="P3"><text:soft-page-break/>&lt;?php</text:p>
      <text:p text:style-name="P3"><text:s text:c="4"/>$edad = 29;</text:p>
      <text:p text:style-name="P3"><text:s text:c="4"/>function sumarUno (&amp;$edad) {</text:p>
      <text:p text:style-name="P3"><text:s text:c="8"/>$edad = $edad + 1;</text:p>
      <text:p text:style-name="P3"><text:s text:c="8"/>echo $edad . "&lt;br&gt;";</text:p>
      <text:p text:style-name="P3"><text:s text:c="8"/></text:p>
      <text:p text:style-name="P3"><text:s text:c="8"/>}</text:p>
      <text:p text:style-name="P3">sumarUno($edad);</text:p>
      <text:p text:style-name="P3">echo $edad;</text:p>
      <text:p text:style-name="P3"/>
      <text:p text:style-name="P3">?&gt;</text:p>
      <text:p text:style-name="Standard"/>
      <text:list xml:id="list6695206241805071589" text:style-name="L2">
        <text:list-item>
          <text:p text:style-name="P8">Sabes como funcionan break e continue nos bucles?</text:p>
        </text:list-item>
      </text:list>
      <text:p text:style-name="P1">Dentro de un loop, break detiene la ejecución del “nivel” de dicho loop. Digamos que, si tenemos un for loop (nivel 1) dentro de otro for loop (nivel 2)y en ese nivel 1 tenemos un break, dicho break detendrá sólo el loop del nivel 1</text:p>
      <text:p text:style-name="P11"><text:tab/> for( $a = 0; $a &lt; 4; ++ $a ) { // Loop nivel 2</text:p>
      <text:p text:style-name="P11"><text:s text:c="4"/><text:tab/><text:tab/>for( $i = 0; $i &lt; 4; ++ $i ) { // Loop nivel 1</text:p>
      <text:p text:style-name="P11"><text:s text:c="8"/><text:tab/><text:tab/><text:tab/>if ($i == 2) {</text:p>
      <text:p text:style-name="P11"><text:s text:c="2"/><text:tab/><text:tab/><text:tab/> <text:s text:c="9"/>break; // Break detiene, desde $i == 2, toda ejecución del loop nivel 1</text:p>
      <text:p text:style-name="P11"><text:s text:c="8"/><text:tab/><text:tab/><text:tab/>}</text:p>
      <text:p text:style-name="P11"><text:s text:c="4"/><text:tab/><text:tab/><text:tab/>echo $i . "&lt;br&gt;";</text:p>
      <text:p text:style-name="P11"><text:s text:c="4"/><text:tab/><text:tab/>}</text:p>
      <text:p text:style-name="P11"><text:tab/><text:tab/>echo "end of loop"; // Se sigue ejecutando esta linea que pertenece a loop nivel 2</text:p>
      <text:p text:style-name="P11"><text:s/><text:tab/>}</text:p>
      <text:p text:style-name="P11">Este código imprime </text:p>
      <text:p text:style-name="P11">0</text:p>
      <text:p text:style-name="P11">1</text:p>
      <text:p text:style-name="P11">end of loop</text:p>
      <text:p text:style-name="P11">0 </text:p>
      <text:p text:style-name="P11">1</text:p>
      <text:p text:style-name="P11">end of loop...</text:p>
      <text:p text:style-name="P11"/>
      <text:p text:style-name="P9">Continue en cambio ignora la linea actual para ejecutar la siguiente;</text:p>
      <text:p text:style-name="P4"><text:s text:c="4"/>for( $i = 0; $i &lt; 4; ++ $i ) {</text:p>
      <text:p text:style-name="P4"><text:s text:c="8"/>if ($i == 2) { // si $i equivale a 2, “continuaremos” a la siguiente linea osea $i == 3</text:p>
      <text:p text:style-name="P4"><text:s text:c="12"/>continue;</text:p>
      <text:p text:style-name="P4"><text:s text:c="8"/>}</text:p>
      <text:p text:style-name="P4"><text:s text:c="4"/>echo $i . "&lt;br&gt;";</text:p>
      <text:p text:style-name="P4"><text:s text:c="4"/>}</text:p>
      <text:p text:style-name="P4">// Imprimiremos</text:p>
      <text:p text:style-name="P4">0</text:p>
      <text:p text:style-name="P4">1</text:p>
      <text:p text:style-name="P4">3 </text:p>
      <text:p text:style-name="P4">// Se salta el 2</text:p>
      <text:p text:style-name="P4"/>
      <text:p text:style-name="P2"><text:soft-page-break/>Si queremos, como en el caso del break, detener la ejecución en el loop actual (nivel 1) escribiremos “break 1” o en el caso de continue “continue 1” o el número niveles de loop que queremos saltar.</text:p>
      <text:p text:style-name="P1"/>
      <text:p text:style-name="P1">3. Sabes como configurar o intérprete PHP? </text:p>
      <text:list xml:id="list1167395207641129896" text:style-name="L3">
        <text:list-item>
          <text:p text:style-name="P10">Habilitar a saída de erros</text:p>
        </text:list-item>
        <text:list-item>
          <text:p text:style-name="P10">Cambiar o tempo máximo de execución dun ficheiro PHP</text:p>
        </text:list-item>
        <text:list-item>
          <text:p text:style-name="P10">Deshabilitar o uso de magic_quotes </text:p>
        </text:list-item>
        <text:list-item>
          <text:p text:style-name="P12"><text:span text:style-name="T1">Des</text:span><text:span text:style-name="T1">h</text:span><text:span text:style-name="T1">abilitar a directiva short_open_tag e probar con código &lt;? ?&gt;</text:span></text:p>
        </text:list-item>
      </text:list>
      <text:p text:style-name="P1"/>
      <text:p text:style-name="P1">Pista… indagar sobre directivas e toquetear arquivo PHP.ini </text:p>
      <text:p text:style-name="P1"/>
      <text:p text:style-name="P1"/>
      <text:p text:style-name="P1">Entrega un ficheiro comprimido cos documentos de código ou capturas que amosen o funcionamento indicado.</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loext:contextual-spacing="false" fo:margin-top="0.212cm" fo:margin-bottom="0.212cm"/>
      <style:text-properties style:font-name="Liberation Serif" fo:font-size="12pt" fo:font-weight="bold" style:font-name-asian="SimSun" style:font-size-asian="12pt" style:font-weight-asian="bold" style:font-name-complex="Arial Unicode MS" style:font-size-complex="12pt" style:font-weight-complex="bold"/>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LVJ<text:tab/><text:tab/><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25T19:19:45.200000000</meta:creation-date>
    <dc:date>2018-10-18T12:41:49.92</dc:date>
    <meta:editing-duration>PT3H52M</meta:editing-duration>
    <meta:editing-cycles>12</meta:editing-cycles>
    <meta:generator>OpenOffice/4.1.2$Win32 OpenOffice.org_project/412m3$Build-9782</meta:generator>
    <meta:document-statistic meta:table-count="0" meta:image-count="0" meta:object-count="0" meta:page-count="3" meta:paragraph-count="70" meta:word-count="643" meta:character-count="3648"/>
  </office:meta>
</office:document-meta>
</file>